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2^Exp</text:p>
          </table:table-cell>
          <table:table-cell table:style-name="ce2" office:value-type="string" calcext:value-type="string">
            <text:p>(2^Exp)*2*P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^[.A2]" office:value-type="float" office:value="1" calcext:value-type="float">
            <text:p>1</text:p>
          </table:table-cell>
          <table:table-cell table:formula="of:=2*PI()*[.B2]" office:value-type="float" office:value="6.28318530717959" calcext:value-type="float">
            <text:p>6.28318530717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3]" office:value-type="float" office:value="2" calcext:value-type="float">
            <text:p>2</text:p>
          </table:table-cell>
          <table:table-cell table:formula="of:=2*PI()*[.B3]" office:value-type="float" office:value="12.5663706143592" calcext:value-type="float">
            <text:p>12.56637061435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4]" office:value-type="float" office:value="4" calcext:value-type="float">
            <text:p>4</text:p>
          </table:table-cell>
          <table:table-cell table:formula="of:=2*PI()*[.B4]" office:value-type="float" office:value="25.1327412287183" calcext:value-type="float">
            <text:p>25.13274122871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5]" office:value-type="float" office:value="8" calcext:value-type="float">
            <text:p>8</text:p>
          </table:table-cell>
          <table:table-cell table:formula="of:=2*PI()*[.B5]" office:value-type="float" office:value="50.2654824574367" calcext:value-type="float">
            <text:p>50.2654824574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6]" office:value-type="float" office:value="16" calcext:value-type="float">
            <text:p>16</text:p>
          </table:table-cell>
          <table:table-cell table:formula="of:=2*PI()*[.B6]" office:value-type="float" office:value="100.530964914873" calcext:value-type="float">
            <text:p>100.5309649148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7]" office:value-type="float" office:value="32" calcext:value-type="float">
            <text:p>32</text:p>
          </table:table-cell>
          <table:table-cell table:formula="of:=2*PI()*[.B7]" office:value-type="float" office:value="201.061929829747" calcext:value-type="float">
            <text:p>201.0619298297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8]" office:value-type="float" office:value="64" calcext:value-type="float">
            <text:p>64</text:p>
          </table:table-cell>
          <table:table-cell table:formula="of:=2*PI()*[.B8]" office:value-type="float" office:value="402.123859659494" calcext:value-type="float">
            <text:p>402.1238596594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9]" office:value-type="float" office:value="128" calcext:value-type="float">
            <text:p>128</text:p>
          </table:table-cell>
          <table:table-cell table:formula="of:=2*PI()*[.B9]" office:value-type="float" office:value="804.247719318987" calcext:value-type="float">
            <text:p>804.247719318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10]" office:value-type="float" office:value="256" calcext:value-type="float">
            <text:p>256</text:p>
          </table:table-cell>
          <table:table-cell table:formula="of:=2*PI()*[.B10]" office:value-type="float" office:value="1608.49543863797" calcext:value-type="float">
            <text:p>1608.495438637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11]" office:value-type="float" office:value="512" calcext:value-type="float">
            <text:p>512</text:p>
          </table:table-cell>
          <table:table-cell table:formula="of:=2*PI()*[.B11]" office:value-type="float" office:value="3216.99087727595" calcext:value-type="float">
            <text:p>3216.990877275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12]" office:value-type="float" office:value="1024" calcext:value-type="float">
            <text:p>1024</text:p>
          </table:table-cell>
          <table:table-cell table:formula="of:=2*PI()*[.B12]" office:value-type="float" office:value="6433.9817545519" calcext:value-type="float">
            <text:p>6433.9817545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1:20:48.351464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1:10:10.695895342</meta:creation-date>
    <dc:date>2020-07-23T13:32:20.407210868</dc:date>
    <meta:editing-duration>PT2H20M47S</meta:editing-duration>
    <meta:editing-cycles>2</meta:editing-cycles>
    <meta:generator>LibreOffice/6.2.7.1$Linux_X86_64 LibreOffice_project/23edc44b61b830b7d749943e020e96f5a7df63bf</meta:generator>
    <meta:document-statistic meta:table-count="1" meta:cell-count="36" meta:object-count="0"/>
  </office:meta>
</office:document-meta>
</file>